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automatic-styles>
    <style:style style:name="P1" style:family="paragraph" style:parent-style-name="Standard">
      <style:paragraph-properties fo:text-align="justify" style:justify-single-word="false" fo:break-before="page"/>
      <style:text-properties fo:font-size="12pt" fo:font-weight="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style:style>
    <style:style style:name="P3" style:family="paragraph" style:parent-style-name="Standard">
      <style:paragraph-properties fo:text-align="justify" style:justify-single-word="false"/>
      <style:text-properties fo:font-size="12pt" fo:font-weight="bold"/>
    </style:style>
    <style:style style:name="P4" style:family="paragraph" style:parent-style-name="Standard">
      <style:paragraph-properties fo:text-align="justify" style:justify-single-word="false"/>
      <style:text-properties fo:font-size="12pt" fo:font-weight="bold" fo:background-color="transparent"/>
    </style:style>
    <style:style style:name="P5" style:family="paragraph" style:parent-style-name="Standard">
      <style:paragraph-properties fo:text-align="justify" style:justify-single-word="false"/>
      <style:text-properties fo:font-size="12pt"/>
    </style:style>
    <style:style style:name="P6" style:family="paragraph" style:parent-style-name="Standard">
      <style:paragraph-properties fo:text-align="justify" style:justify-single-word="false">
        <style:tab-stops>
          <style:tab-stop style:position="8.498cm" style:type="center"/>
        </style:tab-stops>
      </style:paragraph-properties>
      <style:text-properties fo:font-size="12pt"/>
    </style:style>
    <style:style style:name="P7" style:family="paragraph" style:parent-style-name="Standard">
      <style:paragraph-properties fo:text-align="start" style:justify-single-word="false"/>
      <style:text-properties fo:font-size="12pt"/>
    </style:style>
    <style:style style:name="P8" style:family="paragraph" style:parent-style-name="Standard">
      <style:paragraph-properties fo:text-align="justify" style:justify-single-word="false"/>
      <style:text-properties fo:font-size="12pt" fo:font-style="normal"/>
    </style:style>
    <style:style style:name="P9" style:family="paragraph" style:parent-style-name="Standard">
      <style:paragraph-properties fo:text-align="justify" style:justify-single-word="false"/>
      <style:text-properties fo:font-size="12pt" fo:font-style="italic"/>
    </style:style>
    <style:style style:name="P10" style:family="paragraph" style:parent-style-name="Standard">
      <style:paragraph-properties fo:text-align="justify" style:justify-single-word="false"/>
      <style:text-properties fo:font-size="12pt" fo:background-color="#ffff00"/>
    </style:style>
    <style:style style:name="P11" style:family="paragraph" style:parent-style-name="Standard">
      <style:paragraph-properties fo:text-align="justify" style:justify-single-word="false"/>
      <style:text-properties fo:font-size="12pt" fo:background-color="transparen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paragraph-properties fo:margin-left="1.251cm" fo:margin-right="0cm" fo:text-align="justify" style:justify-single-word="false" fo:text-indent="0cm" style:auto-text-indent="false"/>
      <style:text-properties fo:font-size="12pt"/>
    </style:style>
    <style:style style:name="P15"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style:style>
    <style:style style:name="P16" style:family="paragraph" style:parent-style-name="Standard">
      <style:paragraph-properties fo:text-align="justify" style:justify-single-word="false"/>
      <style:text-properties fo:font-size="12pt" fo:background-color="#ffff00"/>
    </style:style>
    <style:style style:name="P17" style:family="paragraph" style:parent-style-name="Standard" style:list-style-name="WWNum1">
      <style:paragraph-properties fo:text-align="justify" style:justify-single-word="false"/>
      <style:text-properties fo:font-size="12pt" fo:background-color="#ffff00"/>
    </style:style>
    <style:style style:name="P18" style:family="paragraph" style:parent-style-name="Standard">
      <style:paragraph-properties fo:text-align="justify" style:justify-single-word="false"/>
      <style:text-properties fo:font-size="12pt" officeooo:paragraph-rsid="0012abd7" fo:background-color="#ffff00"/>
    </style:style>
    <style:style style:name="P19" style:family="paragraph" style:parent-style-name="Standard">
      <style:paragraph-properties fo:text-align="justify" style:justify-single-word="false"/>
      <style:text-properties fo:font-size="12pt"/>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italic"/>
    </style:style>
    <style:style style:name="T13" style:family="text">
      <style:text-properties fo:font-size="12pt" fo:font-style="normal"/>
    </style:style>
    <style:style style:name="T14" style:family="text">
      <style:text-properties fo:font-size="12pt" fo:background-color="transparent" loext:char-shading-value="0"/>
    </style:style>
    <style:style style:name="T15" style:family="text">
      <style:text-properties fo:font-size="12pt" fo:background-color="#ffff00" loext:char-shading-value="0"/>
    </style:style>
    <style:style style:name="T16" style:family="text">
      <style:text-properties style:font-name="Times New Roman" fo:font-size="12pt"/>
    </style:style>
    <style:style style:name="T17" style:family="text">
      <style:text-properties fo:color="#000000" fo:font-size="12pt"/>
    </style:style>
    <style:style style:name="T18" style:family="text">
      <style:text-properties fo:background-color="#ffff00" loext:char-shading-value="0"/>
    </style:style>
    <style:style style:name="T19" style:family="text">
      <style:text-properties officeooo:rsid="0012abd7" fo:background-color="#ffff00" loext:char-shading-value="0"/>
    </style:style>
    <style:style style:name="T20" style:family="text">
      <style:text-properties fo:background-color="transparent" loext:char-shading-value="0"/>
    </style:style>
    <style:style style:name="T21" style:family="text">
      <style:text-properties officeooo:rsid="0012abd7"/>
    </style:style>
    <style:style style:name="T22" style:family="text">
      <style:text-properties officeooo:rsid="0013e9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Registration report for Experimental Psychology Lab Study 2019</text:p>
      <text:p text:style-name="P2"/>
      <text:p text:style-name="P3">Research questions</text:p>
      <text:p text:style-name="P2"/>
      <text:p text:style-name="P12"><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2">featural processing </text:span><text:span text:style-name="T10">and </text:span><text:span text:style-name="T12">configural processing.</text:span><text:span text:style-name="T10"> </text:span></text:p>
      <text:p text:style-name="P5"/>
      <text:p text:style-name="P5">Featural processing takes only the facial features (e.g. mouth, nose, eyes) into account, while configural processing takes the configuration of those features into account as well (e.g. eyes over nose over mouth).</text:p>
      <text:p text:style-name="P5"/>
      <text:p text:style-name="P5"><text:span text:style-name="T10">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span></text:p>
      <text:p text:style-name="P5"/>
      <text:p text:style-name="P5">All our data and code can be found in our github repository:</text:p>
      <text:p text:style-name="P5"><text:a xlink:type="simple" xlink:href="https://github.com/annassommer/XPLabFinal" text:style-name="Internet_20_link" text:visited-style-name="Visited_20_Internet_20_Link"><text:span text:style-name="Hyperlink"><text:span text:style-name="T16">https://github.com/annassommer/XPLabFinal</text:span></text:span></text:a><text:span text:style-name="T16"> </text:span></text:p>
      <text:p text:style-name="P5"/>
      <text:p text:style-name="P3">Hypotheses</text:p>
      <text:p text:style-name="P5"/>
      <text:p text:style-name="P12"><text:span text:style-name="T10">1. We predict that “trustworthiness” as a character trait is more often appointed to humans, in comparison with animals, than dominance. This hypothesis is based on the findings of Wilson et al. (2018) in Study 4a of their paper.</text:span></text:p>
      <text:p text:style-name="P12"/>
      <text:p text:style-name="P6">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5"/>
      <text:p text:style-name="P12"><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2">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12"/>
      <text:p text:style-name="P5"/>
      <text:p text:style-name="P3"/>
      <text:p text:style-name="P1">Study plan</text:p>
      <text:p text:style-name="P5"/>
      <text:p text:style-name="P12"><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14">Specifically we look at the ratings of trustworthiness (“Vertrauenswürdigkeit”) and dominance (”Dominanz”). To mitigate the ratings influencing each other we ask for ratings of several more traits i.e. confidence, aggressiveness, patience, conscientiousness, friendliness, extroversion, politeness, sensibility (“Selbstsicherheit”, “Aggressivität”, “Geduld”, “Gewissenhaftigkeit”, “Freundlichkeit”, “Extrovertiertheit”, “Höflichkeit”, “Sensibilität”). </text:span><text:span text:style-name="T15">This part is going to be require a within-subject analysis.</text:span></text:p>
      <text:p text:style-name="P13"><text:span text:style-name="T10">In the second part, we explore the effect inversion has on the judgment of faces regarding two character traits: </text:span><text:span text:style-name="T17">trustworthiness and dominance</text:span><text:span text:style-name="T10">. </text:span><text:span text:style-name="T15">This part is going to require a between-subject analysis</text:span></text:p>
      <text:p text:style-name="P4"/>
      <text:p text:style-name="P3">Participant recruitment</text:p>
      <text:p text:style-name="P3"/>
      <text:p text:style-name="P5"><text:span text:style-name="T10">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span></text:p>
      <text:p text:style-name="P5"/>
      <text:p text:style-name="P5">The study will be conducted in German because most of the people that we are going to reach are German native speakers. </text:p>
      <text:p text:style-name="P5"/>
      <text:p text:style-name="P3">Data set</text:p>
      <text:p text:style-name="P3"/>
      <text:p text:style-name="P12"><text:span text:style-name="T10">We are using the first 36 black and 36 white male face images from the Chicago face database (version 2.0.3) as material plus the character traits “trustworthiness” and “dominance” with some more as fillers for the first part of the study. We resized the pict</text:span><text:span text:style-name="T14">ures to 450 × 316 pixels. We use only male faces because the original study only used male faces as well, in order to avoid social bias playing a role in the participants' judgement.</text:span></text:p>
      <text:p text:style-name="P12"><text:span text:style-name="T14">The face database is freely available here: </text:span><text:a xlink:type="simple" xlink:href="https://chicagofaces.org/default/" text:style-name="Internet_20_link" text:visited-style-name="Visited_20_Internet_20_Link"><text:span text:style-name="Internet_5f_20_5f_link"><text:span text:style-name="T14">https://chicagofaces.org/default/</text:span></text:span></text:a></text:p>
      <text:p text:style-name="P5"/>
      <text:p text:style-name="P7"><text:span text:style-name="T11">Study design</text:span><text:span text:style-name="T10"><text:line-break/><text:line-break/>The experiment consists of two parts.<text:line-break/>The first part starts with an introduction slide, that informs the participants about their upcoming task. The explanatory text reads as follows:</text:span></text:p>
      <text:p text:style-name="P7"/>
      <text:p text:style-name="P7">“In diesem Teil des Experiments sehen Sie ein Persönlichkeitsmerkmal.</text:p>
      <text:p text:style-name="P5"><text:span text:style-name="T10">Es ist Ihre Aufgabe auf einer Skala von 1 bis 9 zu bewerten, inwieweit das Merkmal nur auf Menschen oder gleichermaßen auf Menschen und Tiere zutrifft. 1 steht hier für 'Trifft gleichermaßen auf Menschen und Tiere zu' und 9 steht hier für 'Trifft nur auf Menschen zu'.</text:span></text:p>
      <text:p text:style-name="P5">Wenn Sie bereit sind, drücken Sie bitte auf Start:” </text:p>
      <text:p text:style-name="P5"/>
      <text:p text:style-name="P12"><text:span text:style-name="T10">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span></text:p>
      <text:p text:style-name="P12"><text:span text:style-name="T10"><text:line-break/>After the introduction slide the actual test phase starts. The participants view randomly one out of ten character traits (“Selbstsicherheit”, “Aggressivität”, “Geduld”, “Gewissenhaftigkeit”, “Freundlichkeit”, “Extrovertiertheit”, “Höflichkeit”, “Sensibilität”, “Vertrauenswürdigkeit”, </text:span><text:soft-page-break/><text:span text:style-name="T10">“Dominanz”) at a time. All ten character traits will be shown to all participants. Each character trait shall be rated by the participant on a 9-point rating scale with labeled end points ranging from 1 (“Trifft gleichermaßen auf Menschen und Tiere zu” – “Equally applicable on humans and animals”) to 9 (“Trifft nur auf Menschen zu” – “Only applicable on humans”).</text:span></text:p>
      <text:p text:style-name="P12"><text:span text:style-name="Absatz-Standardschriftart"><text:span text:style-name="T10"/></text:span></text:p>
      <text:p text:style-name="P5"><text:span text:style-name="T10"><text:line-break/>The second part of the experiment starts again with an introduction slide, that informs the participants about their upcoming task. <text:s/>This explanation text of the second part reads as follows:</text:span></text:p>
      <text:p text:style-name="P5"/>
      <text:p text:style-name="P5"><text:span text:style-name="T10">“In diesem Teil des Experiments werden Ihnen Fotos von Gesichtern gezeigt. Es ist Ihre Aufgabe auf einer Skala von 1-7 zu bewerten, inwieweit das Persönlichkeitsmerkmal “Dominanz” (or if applicable “Vertrauenswürdigkeit”) auf das Gesicht zutrifft.</text:span></text:p>
      <text:p text:style-name="P5">1 steht hier für 'Gar nicht dominant (or if applicable vertrauenswürdig)',</text:p>
      <text:p text:style-name="P5">7 steht für 'Sehr dominant (or if applicable vertrauenswürdig)'.</text:p>
      <text:p text:style-name="P5">Sie sehen zunächst auf den Kopf gestellte Fotos, und dann aufrechte. /</text:p>
      <text:p text:style-name="P5">Sie sehen zunächst aufrechte Fotos, und dann auf den Kopf gestellte.</text:p>
      <text:p text:style-name="P5"/>
      <text:p text:style-name="P5">Wenn Sie bereit sind, drücken Sie bitte auf Start:”</text:p>
      <text:p text:style-name="P5"/>
      <text:p text:style-name="P8"><text:span text:style-name="T10">In English: In this part of the experiment you will see pictures of faces. Your task is to rate them for “Trustworthiness” </text:span><text:span text:style-name="T12">(or “Dominance”, which trait is to be rated is decided by coin flip) </text:span><text:span text:style-name="T13">on a scale from 1 to 7. 1 stands for “Not trustworthy” </text:span><text:span text:style-name="T12">(“not dominant” respectively), </text:span><text:span text:style-name="T13">7 stands for “very trustworthy” (</text:span><text:span text:style-name="T12">“very dominant” respectively</text:span><text:span text:style-name="T13">). </text:span></text:p>
      <text:p text:style-name="P8"/>
      <text:p text:style-name="P8">You will firstly see faces which have been turned upside down and upright faces after that. / <text:s/>You will firstly see upright faces and faces which have been turned upside down after that.</text:p>
      <text:p text:style-name="P8"/>
      <text:p text:style-name="P9">(It is decided by coin flip which sentence is displayed. Pictures appear as announced, either turned around and then upright (First version of the sentence) or upright and then turned around (second version of the sentence))</text:p>
      <text:p text:style-name="P12"><text:span text:style-name="T10"><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span></text:p>
      <text:p text:style-name="P12"><text:span text:style-name="Absatz-Standardschriftart"><text:span text:style-name="T10"/></text:span></text:p>
      <text:p text:style-name="P5"/>
      <text:p text:style-name="P5"/>
      <text:p text:style-name="P5">The exact wording in German will be “Wie dominant/vertrauenswürdig ist dieses Gesicht?” for the question and for the scales “Gar nicht dominant/vertrauenswürdig” (1) and “Sehr dominant/vertrauenswürdig” (7).</text:p>
      <text:p text:style-name="P5">In both parts of the experiment, the next trial starts immediately after participants selected their answer. </text:p>
      <text:p text:style-name="P12"><text:span text:style-name="Absatz-Standardschriftart"><text:span text:style-name="T10"/></text:span></text:p>
      <text:p text:style-name="P12"><text:span text:style-name="T10">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span></text:p>
      <text:p text:style-name="P5"/>
      <text:p text:style-name="P5"/>
      <text:p text:style-name="P3">Measured variables</text:p>
      <text:p text:style-name="P3"><text:soft-page-break/></text:p>
      <text:p text:style-name="P11">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11"/>
      <text:p text:style-name="P11"><text:span text:style-name="T10">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he dependent variable would be again the rating. The independent variables are of nominal scale and the dependent variable of an ordinal scale.</text:span></text:p>
      <text:p text:style-name="P11"/>
      <text:p text:style-name="P5"><text:span text:style-name="T20">Moreover we are going to keep track of the reaction time for every stimulus, meaning the ratings of the character trait</text:span><text:span text:style-name="T10">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span></text:p>
      <text:p text:style-name="P5"/>
      <text:p text:style-name="P3">Exclusion criteria</text:p>
      <text:p text:style-name="P3"/>
      <text:p text:style-name="P5"><text:span text:style-name="T10">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span></text:p>
      <text:p text:style-name="P5"/>
      <text:p text:style-name="P3">Statistical analysis</text:p>
      <text:p text:style-name="P5"/>
      <text:p text:style-name="P5">We are going to use R for statistical analysis with the packages tidyverse, effsize, readR, brms, desktools and Rmisc.</text:p>
      <text:p text:style-name="P5"/>
      <text:p text:style-name="P5">For the first part of the study, we are going to firstly filter out the necessary data (which is the rating of dominance and trustworthiness). <text:span text:style-name="T18">After that, we will visualize the data using boxplots and build a regression model which models the responses of participants against the two character traits per participant.</text:span><text:span text:style-name="T19"> We need to represent a participant dependency because it is a within subject design.</text:span></text:p>
      <text:p text:style-name="P5"><text:span text:style-name="T19"/></text:p>
      <text:p text:style-name="P18"><text:span text:style-name="T19">To judge if our hypothesis 1, </text:span><text:span text:style-name="T21">that trustworthiness is a more humanlike trait and dominance a trait equal to humans and animals,</text:span><text:span text:style-name="T19"> was correct, we need the 95% confidence interval for </text:span><text:span text:style-name="T21">the not baseline trait</text:span><text:span text:style-name="T19"> to not contain 0. </text:span><text:span text:style-name="T21">I few have dominance as a baseline we need a positive estimate for trustworthiness and if trustworthiness is the baseline a negative estimate for dominance to represent that trustworthiness is a more humanlike trait. </text:span><text:span text:style-name="T19">If that is the case, we accept the hypothesis.</text:span></text:p>
      <text:p text:style-name="P5"/>
      <text:p text:style-name="P18">For the second part, we will create 3 different regression models. <text:span text:style-name="T21">We habve no participant dependenc for it is <text:s/>a between participand design.</text:span></text:p>
      <text:p text:style-name="P18"><text:span text:style-name="T21">The models are </text:span>: </text:p>
      <text:list xml:id="list3288485167" text:style-name="WWNum1">
        <text:list-item>
          <text:p text:style-name="P17"><text:span text:style-name="T10">Model 1 will be modeling the responses against the categories dominance and trustworthiness</text:span></text:p>
        </text:list-item>
        <text:list-item>
          <text:p text:style-name="P17">Model 2 will be the responses against the categories and the picture format (inverted and upright)</text:p>
        </text:list-item>
        <text:list-item>
          <text:p text:style-name="P17">Model 3 will model the responses against the categories and the category per picture format (category|pictureFormat)</text:p>
        </text:list-item>
      </text:list>
      <text:p text:style-name="P14"/>
      <text:p text:style-name="P10">Once we have all three models, we will use the loo and loo_compare function of R to determine the <text:s/>model<text:span text:style-name="T21"> fitting the data best</text:span>.</text:p>
      <text:p text:style-name="P10"/>
      <text:p text:style-name="P10">To judge for acceptance or rejection of <text:span text:style-name="T21">the hypothesis 2 based on the model</text:span>, we take a look at the <text:soft-page-break/>best model determined by loo_compare. Then, we check the 95% confidence interval for “category”. For the hypothesis to be accepted the confidence interval must not contain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color="#000000" style:text-position="0% 100%" style:font-name="Times New Roman" fo:font-size="10pt" fo:letter-spacing="normal" fo:language="en" fo:country="US" style:font-name-asian="Arial" style:font-size-asian="12pt" style:language-asian="en" style:country-asian="US" style:font-name-complex="Arial" style:font-size-complex="12pt" style:language-complex="en" style:country-complex="US"/>
    </style:default-style>
    <style:default-style style:family="paragraph">
      <style:paragraph-properties fo:margin-left="0cm" fo:margin-right="0cm" fo:margin-top="0cm" fo:margin-bottom="0cm" loext:contextual-spacing="false" fo:line-height="100%"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Times New Roman" fo:font-size="10pt" fo:letter-spacing="normal"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text-properties style:font-name="Arial" fo:font-family="Arial" fo:font-size="14pt" style:font-name-asian="Arial" style:font-family-asian="Arial" style:font-name-complex="Arial" style:font-family-complex="Arial"/>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class="text">
      <style:paragraph-properties fo:margin-top="0.847cm" fo:margin-bottom="0.353cm" loext: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agraph-properties fo:margin-top="0cm" fo:margin-bottom="0cm" loext: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loext:graphic-properties draw:fill="solid" draw:fill-color="#ffffff" draw:opacity="100%"/>
      <style:paragraph-properties fo:margin-left="0cm" fo:margin-right="0cm" fo:margin-top="0cm" fo:margin-bottom="0cm" loext:contextual-spacing="false" fo:line-height="100%" fo:text-align="start" style:justify-single-word="false" fo:text-indent="0cm" style:auto-text-indent="false" fo:background-color="#ffffff" fo:padding="0cm" fo:border="none"/>
      <style:text-properties fo:color="#000000" style:text-position="0% 100%" style:font-name="Times New Roman" fo:font-family="'Times New Roman'" fo:font-size="10pt" fo:letter-spacing="normal" fo:font-style="normal" style:text-underline-style="none" fo:font-weight="normal" style:font-name-asian="Times New Roman" style:font-family-asian="'Times New Roman'" style:font-name-complex="Times New Roman" style:font-family-complex="'Times New Roman'"/>
    </style:style>
    <style:style style:name="Text_5f_20_5f_body" style:display-name="Text_20_body" style:family="paragraph" style:parent-style-name="Standard">
      <style:paragraph-properties fo:margin-top="0cm" fo:margin-bottom="0.212cm" loext:contextual-spacing="false"/>
    </style:style>
    <style:style style:name="Heading_5f_20_5f_1" style:display-name="Heading_20_1" style:family="paragraph" style:parent-style-name="Standard">
      <style:text-properties style:font-name="Arial" fo:font-family="Arial" fo:font-size="20pt" style:font-name-asian="Arial" style:font-family-asian="Arial" style:font-name-complex="Arial" style:font-family-complex="Arial"/>
    </style:style>
    <style:style style:name="Heading_5f_20_5f_2" style:display-name="Heading_20_2" style:family="paragraph" style:parent-style-name="Standard">
      <style:text-properties style:font-name="Arial" fo:font-family="Arial" fo:font-size="17pt" style:font-name-asian="Arial" style:font-family-asian="Arial" style:font-name-complex="Arial" style:font-family-complex="Arial"/>
    </style:style>
    <style:style style:name="Heading_5f_20_5f_3" style:display-name="Heading_20_3" style:family="paragraph" style:parent-style-name="Standard">
      <style:text-properties style:font-name="Arial" fo:font-family="Arial" fo:font-size="15pt" style:font-name-asian="Arial" style:font-family-asian="Arial" style:font-name-complex="Arial" style:font-family-complex="Arial"/>
    </style:style>
    <style:style style:name="Heading_5f_20_5f_4" style:display-name="Heading_20_4" style:family="paragraph" style:parent-style-name="Standard">
      <style:text-properties style:font-name="Arial" fo:font-family="Arial" fo:font-size="13pt" fo:font-weight="bold" style:font-name-asian="Arial" style:font-family-asian="Arial" style:font-name-complex="Arial" style:font-family-complex="Arial"/>
    </style:style>
    <style:style style:name="Heading_5f_20_5f_5" style:display-name="Heading_20_5" style:family="paragraph" style:parent-style-name="Standard">
      <style:text-properties style:font-name="Arial" fo:font-family="Arial" fo:font-size="12pt" fo:font-weight="bold" style:font-name-asian="Arial" style:font-family-asian="Arial" style:font-name-complex="Arial" style:font-family-complex="Arial"/>
    </style:style>
    <style:style style:name="Heading_5f_20_5f_6" style:display-name="Heading_20_6" style:family="paragraph" style:parent-style-name="Standard">
      <style:text-properties style:font-name="Arial" fo:font-family="Arial" fo:font-size="11pt" fo:font-weight="bold" style:font-name-asian="Arial" style:font-family-asian="Arial" style:font-name-complex="Arial" style:font-family-complex="Arial"/>
    </style:style>
    <style:style style:name="Heading_5f_20_5f_7" style:display-name="Heading_20_7" style:family="paragraph" style:parent-style-name="Standard">
      <style:text-properties style:font-name="Arial" fo:font-family="Arial" fo:font-size="11pt" fo:font-style="italic" fo:font-weight="bold" style:font-name-asian="Arial" style:font-family-asian="Arial" style:font-name-complex="Arial" style:font-family-complex="Arial"/>
    </style:style>
    <style:style style:name="Heading_5f_20_5f_8" style:display-name="Heading_20_8" style:family="paragraph" style:parent-style-name="Standard">
      <style:text-properties style:font-name="Arial" fo:font-family="Arial" fo:font-size="11pt" fo:font-style="italic" style:font-name-asian="Arial" style:font-family-asian="Arial" style:font-name-complex="Arial" style:font-family-complex="Arial"/>
    </style:style>
    <style:style style:name="Heading_5f_20_5f_9" style:display-name="Heading_20_9" style:family="paragraph" style:parent-style-name="Standard">
      <style:text-properties style:font-name="Arial" fo:font-family="Arial" fo:font-size="10.5pt" fo:font-style="italic" style:font-name-asian="Arial" style:font-family-asian="Arial" style:font-name-complex="Arial" style:font-family-complex="Arial"/>
    </style:style>
    <style:style style:name="Listenabsatz" style:family="paragraph" style:parent-style-name="Standard">
      <style:paragraph-properties fo:margin-left="1.27cm" fo:margin-right="0cm" fo:text-indent="0cm" style:auto-text-indent="false"/>
    </style:style>
    <style:style style:name="Kein_5f_20_5f_Leerraum" style:display-name="Kein_20_Leerraum" style:family="paragraph" style:parent-style-name="Normal"/>
    <style:style style:name="Quotations" style:family="paragraph" style:parent-style-name="Standard" style:class="html">
      <style:text-properties fo:font-style="italic"/>
    </style:style>
    <style:style style:name="Intensives_5f_20_5f_Zitat" style:display-name="Intensives_20_Zitat" style:family="paragraph" style:parent-style-name="Standard">
      <style:text-properties fo:font-style="italic"/>
    </style:style>
    <style:style style:name="Fußnotentext" style:family="paragraph" style:parent-style-name="Standard">
      <style:text-properties fo:font-size="9pt"/>
    </style:style>
    <style:style style:name="Verzeichnis_5f_20_5f_1" style:display-name="Verzeichnis_20_1" style:family="paragraph" style:parent-style-name="Standard">
      <style:paragraph-properties fo:margin-top="0cm" fo:margin-bottom="0.101cm" loext:contextual-spacing="false"/>
    </style:style>
    <style:style style:name="Verzeichnis_5f_20_5f_2" style:display-name="Verzeichnis_20_2" style:family="paragraph" style:parent-style-name="Standard">
      <style:paragraph-properties fo:margin-left="0.499cm" fo:margin-right="0cm" fo:margin-top="0cm" fo:margin-bottom="0.101cm" loext:contextual-spacing="false" fo:text-indent="0cm" style:auto-text-indent="false"/>
    </style:style>
    <style:style style:name="Verzeichnis_5f_20_5f_3" style:display-name="Verzeichnis_20_3" style:family="paragraph" style:parent-style-name="Standard">
      <style:paragraph-properties fo:margin-left="1cm" fo:margin-right="0cm" fo:margin-top="0cm" fo:margin-bottom="0.101cm" loext:contextual-spacing="false" fo:text-indent="0cm" style:auto-text-indent="false"/>
    </style:style>
    <style:style style:name="Verzeichnis_5f_20_5f_4" style:display-name="Verzeichnis_20_4" style:family="paragraph" style:parent-style-name="Standard">
      <style:paragraph-properties fo:margin-left="1.499cm" fo:margin-right="0cm" fo:margin-top="0cm" fo:margin-bottom="0.101cm" loext:contextual-spacing="false" fo:text-indent="0cm" style:auto-text-indent="false"/>
    </style:style>
    <style:style style:name="Verzeichnis_5f_20_5f_5" style:display-name="Verzeichnis_20_5" style:family="paragraph" style:parent-style-name="Standard">
      <style:paragraph-properties fo:margin-left="2cm" fo:margin-right="0cm" fo:margin-top="0cm" fo:margin-bottom="0.101cm" loext:contextual-spacing="false" fo:text-indent="0cm" style:auto-text-indent="false"/>
    </style:style>
    <style:style style:name="Verzeichnis_5f_20_5f_6" style:display-name="Verzeichnis_20_6" style:family="paragraph" style:parent-style-name="Standard">
      <style:paragraph-properties fo:margin-left="2.499cm" fo:margin-right="0cm" fo:margin-top="0cm" fo:margin-bottom="0.101cm" loext:contextual-spacing="false" fo:text-indent="0cm" style:auto-text-indent="false"/>
    </style:style>
    <style:style style:name="Verzeichnis_5f_20_5f_7" style:display-name="Verzeichnis_20_7" style:family="paragraph" style:parent-style-name="Standard">
      <style:paragraph-properties fo:margin-left="3cm" fo:margin-right="0cm" fo:margin-top="0cm" fo:margin-bottom="0.101cm" loext:contextual-spacing="false" fo:text-indent="0cm" style:auto-text-indent="false"/>
    </style:style>
    <style:style style:name="Verzeichnis_5f_20_5f_8" style:display-name="Verzeichnis_20_8" style:family="paragraph" style:parent-style-name="Standard">
      <style:paragraph-properties fo:margin-left="3.5cm" fo:margin-right="0cm" fo:margin-top="0cm" fo:margin-bottom="0.101cm" loext:contextual-spacing="false" fo:text-indent="0cm" style:auto-text-indent="false"/>
    </style:style>
    <style:style style:name="Verzeichnis_5f_20_5f_9" style:display-name="Verzeichnis_20_9" style:family="paragraph" style:parent-style-name="Standard">
      <style:paragraph-properties fo:margin-left="4.001cm" fo:margin-right="0cm" fo:margin-top="0cm" fo:margin-bottom="0.101cm" loext:contextual-spacing="false" fo:text-indent="0cm" style:auto-text-indent="false"/>
    </style:style>
    <style:style style:name="Inhaltsverzeichnisüberschrift" style:family="paragraph" style:parent-style-name="Standard"/>
    <style:style style:name="Text_5f_5f_5f_20_5f_5f_5f_body" style:display-name="Text_5f_20_5f_body" style:family="paragraph" style:parent-style-name="Standard">
      <style:paragraph-properties fo:margin-top="0cm" fo:margin-bottom="0.212cm" loext:contextual-spacing="false"/>
    </style:style>
    <style:style style:name="Heading_5f_5f_5f_20_5f_5f_5f_1" style:display-name="Heading_5f_20_5f_1" style:family="paragraph" style:parent-style-name="Standard">
      <style:text-properties style:font-name="Arial" fo:font-family="Arial" fo:font-size="20pt" style:font-name-asian="Arial" style:font-family-asian="Arial" style:font-name-complex="Arial" style:font-family-complex="Arial"/>
    </style:style>
    <style:style style:name="Heading_5f_5f_5f_20_5f_5f_5f_2" style:display-name="Heading_5f_20_5f_2" style:family="paragraph" style:parent-style-name="Standard">
      <style:text-properties style:font-name="Arial" fo:font-family="Arial" fo:font-size="17pt" style:font-name-asian="Arial" style:font-family-asian="Arial" style:font-name-complex="Arial" style:font-family-complex="Arial"/>
    </style:style>
    <style:style style:name="Heading_5f_5f_5f_20_5f_5f_5f_3" style:display-name="Heading_5f_20_5f_3" style:family="paragraph" style:parent-style-name="Standard">
      <style:text-properties style:font-name="Arial" fo:font-family="Arial" fo:font-size="15pt" style:font-name-asian="Arial" style:font-family-asian="Arial" style:font-name-complex="Arial" style:font-family-complex="Arial"/>
    </style:style>
    <style:style style:name="Heading_5f_5f_5f_20_5f_5f_5f_4" style:display-name="Heading_5f_20_5f_4" style:family="paragraph" style:parent-style-name="Standard">
      <style:text-properties style:font-name="Arial" fo:font-family="Arial" fo:font-size="13pt" fo:font-weight="bold" style:font-name-asian="Arial" style:font-family-asian="Arial" style:font-name-complex="Arial" style:font-family-complex="Arial"/>
    </style:style>
    <style:style style:name="Heading_5f_5f_5f_20_5f_5f_5f_5" style:display-name="Heading_5f_20_5f_5" style:family="paragraph" style:parent-style-name="Standard">
      <style:text-properties style:font-name="Arial" fo:font-family="Arial" fo:font-size="12pt" fo:font-weight="bold" style:font-name-asian="Arial" style:font-family-asian="Arial" style:font-name-complex="Arial" style:font-family-complex="Arial"/>
    </style:style>
    <style:style style:name="Heading_5f_5f_5f_20_5f_5f_5f_6" style:display-name="Heading_5f_20_5f_6" style:family="paragraph" style:parent-style-name="Standard">
      <style:text-properties style:font-name="Arial" fo:font-family="Arial" fo:font-size="11pt" fo:font-weight="bold" style:font-name-asian="Arial" style:font-family-asian="Arial" style:font-name-complex="Arial" style:font-family-complex="Arial"/>
    </style:style>
    <style:style style:name="Heading_5f_5f_5f_20_5f_5f_5f_7" style:display-name="Heading_5f_20_5f_7" style:family="paragraph" style:parent-style-name="Standard">
      <style:text-properties style:font-name="Arial" fo:font-family="Arial" fo:font-size="11pt" fo:font-style="italic" fo:font-weight="bold" style:font-name-asian="Arial" style:font-family-asian="Arial" style:font-name-complex="Arial" style:font-family-complex="Arial"/>
    </style:style>
    <style:style style:name="Heading_5f_5f_5f_20_5f_5f_5f_8" style:display-name="Heading_5f_20_5f_8" style:family="paragraph" style:parent-style-name="Standard">
      <style:text-properties style:font-name="Arial" fo:font-family="Arial" fo:font-size="11pt" fo:font-style="italic" style:font-name-asian="Arial" style:font-family-asian="Arial" style:font-name-complex="Arial" style:font-family-complex="Arial"/>
    </style:style>
    <style:style style:name="Heading_5f_5f_5f_20_5f_5f_5f_9" style:display-name="Heading_5f_20_5f_9" style:family="paragraph" style:parent-style-name="Standard">
      <style:text-properties style:font-name="Arial" fo:font-family="Arial" fo:font-size="10.5pt" fo:font-style="italic" style:font-name-asian="Arial" style:font-family-asian="Arial" style:font-name-complex="Arial" style:font-family-complex="Arial"/>
    </style:style>
    <style:style style:name="Kein_5f_5f_5f_20_5f_5f_5f_Leerraum" style:display-name="Kein_5f_20_5f_Leerraum" style:family="paragraph" style:parent-style-name="Standard"/>
    <style:style style:name="Title" style:family="paragraph" style:parent-style-name="Standard" style:class="chapter">
      <style:text-properties fo:font-size="24pt"/>
    </style:style>
    <style:style style:name="Subtitle" style:family="paragraph" style:parent-style-name="Standard" style:class="chapter">
      <style:text-properties fo:font-size="12pt"/>
    </style:style>
    <style:style style:name="Intensives_5f_5f_5f_20_5f_5f_5f_Zitat" style:display-name="Intensives_5f_20_5f_Zitat" style:family="paragraph" style:parent-style-name="Standard">
      <style:text-properties fo:font-style="italic"/>
    </style:style>
    <style:style style:name="Header" style:family="paragraph" style:parent-style-name="Standard" style:class="extra">
      <style:paragraph-properties>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Verzeichnis_5f_5f_5f_20_5f_5f_5f_1" style:display-name="Verzeichnis_5f_20_5f_1" style:family="paragraph" style:parent-style-name="Standard">
      <style:paragraph-properties fo:margin-top="0cm" fo:margin-bottom="0.101cm" loext:contextual-spacing="false"/>
    </style:style>
    <style:style style:name="Verzeichnis_5f_5f_5f_20_5f_5f_5f_2" style:display-name="Verzeichnis_5f_20_5f_2" style:family="paragraph" style:parent-style-name="Standard">
      <style:paragraph-properties fo:margin-left="0.499cm" fo:margin-right="0cm" fo:margin-top="0cm" fo:margin-bottom="0.101cm" loext:contextual-spacing="false" fo:text-indent="0cm" style:auto-text-indent="false"/>
    </style:style>
    <style:style style:name="Verzeichnis_5f_5f_5f_20_5f_5f_5f_3" style:display-name="Verzeichnis_5f_20_5f_3" style:family="paragraph" style:parent-style-name="Standard">
      <style:paragraph-properties fo:margin-left="1cm" fo:margin-right="0cm" fo:margin-top="0cm" fo:margin-bottom="0.101cm" loext:contextual-spacing="false" fo:text-indent="0cm" style:auto-text-indent="false"/>
    </style:style>
    <style:style style:name="Verzeichnis_5f_5f_5f_20_5f_5f_5f_4" style:display-name="Verzeichnis_5f_20_5f_4" style:family="paragraph" style:parent-style-name="Standard">
      <style:paragraph-properties fo:margin-left="1.499cm" fo:margin-right="0cm" fo:margin-top="0cm" fo:margin-bottom="0.101cm" loext:contextual-spacing="false" fo:text-indent="0cm" style:auto-text-indent="false"/>
    </style:style>
    <style:style style:name="Verzeichnis_5f_5f_5f_20_5f_5f_5f_5" style:display-name="Verzeichnis_5f_20_5f_5" style:family="paragraph" style:parent-style-name="Standard">
      <style:paragraph-properties fo:margin-left="2cm" fo:margin-right="0cm" fo:margin-top="0cm" fo:margin-bottom="0.101cm" loext:contextual-spacing="false" fo:text-indent="0cm" style:auto-text-indent="false"/>
    </style:style>
    <style:style style:name="Verzeichnis_5f_5f_5f_20_5f_5f_5f_6" style:display-name="Verzeichnis_5f_20_5f_6" style:family="paragraph" style:parent-style-name="Standard">
      <style:paragraph-properties fo:margin-left="2.499cm" fo:margin-right="0cm" fo:margin-top="0cm" fo:margin-bottom="0.101cm" loext:contextual-spacing="false" fo:text-indent="0cm" style:auto-text-indent="false"/>
    </style:style>
    <style:style style:name="Verzeichnis_5f_5f_5f_20_5f_5f_5f_7" style:display-name="Verzeichnis_5f_20_5f_7" style:family="paragraph" style:parent-style-name="Standard">
      <style:paragraph-properties fo:margin-left="3cm" fo:margin-right="0cm" fo:margin-top="0cm" fo:margin-bottom="0.101cm" loext:contextual-spacing="false" fo:text-indent="0cm" style:auto-text-indent="false"/>
    </style:style>
    <style:style style:name="Verzeichnis_5f_5f_5f_20_5f_5f_5f_8" style:display-name="Verzeichnis_5f_20_5f_8" style:family="paragraph" style:parent-style-name="Standard">
      <style:paragraph-properties fo:margin-left="3.5cm" fo:margin-right="0cm" fo:margin-top="0cm" fo:margin-bottom="0.101cm" loext:contextual-spacing="false" fo:text-indent="0cm" style:auto-text-indent="false"/>
    </style:style>
    <style:style style:name="Verzeichnis_5f_5f_5f_20_5f_5f_5f_9" style:display-name="Verzeichnis_5f_20_5f_9" style:family="paragraph" style:parent-style-name="Standard">
      <style:paragraph-properties fo:margin-left="4.001cm" fo:margin-right="0cm" fo:margin-top="0cm" fo:margin-bottom="0.101cm" loext:contextual-spacing="false" fo:text-indent="0cm" style:auto-text-indent="false"/>
    </style:style>
    <style:style style:name="Text_5f_5f_5f_5f_5f_5f_5f_20_5f_5f_5f_5f_5f_5f_5f_body" style:display-name="Text_5f_5f_5f_20_5f_5f_5f_body" style:family="paragraph" style:parent-style-name="Standard">
      <style:paragraph-properties fo:margin-top="0cm" fo:margin-bottom="0.212cm" loext:contextual-spacing="false"/>
    </style:style>
    <style:style style:name="List" style:family="paragraph" style:parent-style-name="Text_5f_5f_5f_5f_5f_5f_5f_20_5f_5f_5f_5f_5f_5f_5f_body" style:class="list"/>
    <style:style style:name="Caption" style:family="paragraph" style:parent-style-name="Standard" style:class="extra">
      <style:text-properties fo:font-size="12pt" fo:font-style="italic"/>
    </style:style>
    <style:style style:name="Index" style:family="paragraph" style:parent-style-name="Standard" style:class="index"/>
    <style:style style:name="Endnote" style:family="paragraph" style:parent-style-name="Standard" style:class="extra"/>
    <style:style style:name="Preformatted_5f_20_5f_Text" style:display-name="Preformatted_20_Text" style:family="paragraph" style:parent-style-name="Standard">
      <style:paragraph-properties fo:margin-top="0cm" fo:margin-bottom="0cm" loext:contextual-spacing="false"/>
      <style:text-properties style:font-name="Courier New" fo:font-family="'Courier New'" fo:font-size="10pt" style:font-name-asian="Courier New" style:font-family-asian="'Courier New'" style:font-name-complex="Courier New" style:font-family-complex="'Courier New'"/>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Absatz-Standardschriftart" style:family="text"/>
    <style:style style:name="Heading_5f_20_5f_1_5f_20_5f_Char" style:display-name="Heading_20_1_20_Char" style:family="text">
      <style:text-properties style:font-name="Arial" fo:font-family="Arial" fo:font-size="20pt" style:font-name-asian="Arial" style:font-family-asian="Arial" style:font-name-complex="Arial" style:font-family-complex="Arial"/>
    </style:style>
    <style:style style:name="Heading_5f_20_5f_2_5f_20_5f_Char" style:display-name="Heading_20_2_20_Char" style:family="text">
      <style:text-properties style:font-name="Arial" fo:font-family="Arial" fo:font-size="17pt" style:font-name-asian="Arial" style:font-family-asian="Arial" style:font-name-complex="Arial" style:font-family-complex="Arial"/>
    </style:style>
    <style:style style:name="Heading_5f_20_5f_3_5f_20_5f_Char" style:display-name="Heading_20_3_20_Char" style:family="text">
      <style:text-properties style:font-name="Arial" fo:font-family="Arial" fo:font-size="15pt" style:font-name-asian="Arial" style:font-family-asian="Arial" style:font-name-complex="Arial" style:font-family-complex="Arial"/>
    </style:style>
    <style:style style:name="Heading_5f_20_5f_4_5f_20_5f_Char" style:display-name="Heading_20_4_20_Char" style:family="text">
      <style:text-properties style:font-name="Arial" fo:font-family="Arial" fo:font-size="13pt" fo:font-weight="bold" style:font-name-asian="Arial" style:font-family-asian="Arial" style:font-name-complex="Arial" style:font-family-complex="Arial"/>
    </style:style>
    <style:style style:name="Heading_5f_20_5f_5_5f_20_5f_Char" style:display-name="Heading_20_5_20_Char" style:family="text">
      <style:text-properties style:font-name="Arial" fo:font-family="Arial" fo:font-size="12pt" fo:font-weight="bold" style:font-name-asian="Arial" style:font-family-asian="Arial" style:font-name-complex="Arial" style:font-family-complex="Arial"/>
    </style:style>
    <style:style style:name="Heading_5f_20_5f_6_5f_20_5f_Char" style:display-name="Heading_20_6_20_Char" style:family="text">
      <style:text-properties style:font-name="Arial" fo:font-family="Arial" fo:font-size="11pt" fo:font-weight="bold" style:font-name-asian="Arial" style:font-family-asian="Arial" style:font-name-complex="Arial" style:font-family-complex="Arial"/>
    </style:style>
    <style:style style:name="Heading_5f_20_5f_7_5f_20_5f_Char" style:display-name="Heading_20_7_20_Char" style:family="text">
      <style:text-properties style:font-name="Arial" fo:font-family="Arial" fo:font-size="11pt" fo:font-style="italic" fo:font-weight="bold" style:font-name-asian="Arial" style:font-family-asian="Arial" style:font-name-complex="Arial" style:font-family-complex="Arial"/>
    </style:style>
    <style:style style:name="Heading_5f_20_5f_8_5f_20_5f_Char" style:display-name="Heading_20_8_20_Char" style:family="text">
      <style:text-properties style:font-name="Arial" fo:font-family="Arial" fo:font-size="11pt" fo:font-style="italic" style:font-name-asian="Arial" style:font-family-asian="Arial" style:font-name-complex="Arial" style:font-family-complex="Arial"/>
    </style:style>
    <style:style style:name="Heading_5f_20_5f_9_5f_20_5f_Char" style:display-name="Heading_20_9_20_Char" style:family="text">
      <style:text-properties style:font-name="Arial" fo:font-family="Arial" fo:font-size="10.5pt" fo:font-style="italic" style:font-name-asian="Arial" style:font-family-asian="Arial" style:font-name-complex="Arial" style:font-family-complex="Arial"/>
    </style:style>
    <style:style style:name="Title_5f_20_5f_Char" style:display-name="Title_20_Char" style:family="text">
      <style:text-properties fo:font-size="24pt"/>
    </style:style>
    <style:style style:name="Subtitle_5f_20_5f_Char" style:display-name="Subtitle_20_Char" style:family="text">
      <style:text-properties fo:font-size="12pt"/>
    </style:style>
    <style:style style:name="Quote_5f_20_5f_Char" style:display-name="Quote_20_Char" style:family="text">
      <style:text-properties fo:font-style="italic"/>
    </style:style>
    <style:style style:name="Intense_5f_20_5f_Quote_5f_20_5f_Char" style:display-name="Intense_20_Quote_20_Char" style:family="text">
      <style:text-properties fo:font-style="italic"/>
    </style:style>
    <style:style style:name="Header_5f_20_5f_Char" style:display-name="Header_20_Char" style:family="text"/>
    <style:style style:name="Footer_5f_20_5f_Char" style:display-name="Footer_20_Char" style:family="text"/>
    <style:style style:name="Footnote_5f_20_5f_Text_5f_20_5f_Char" style:display-name="Footnote_20_Text_20_Char" style:family="text">
      <style:text-properties fo:font-size="9pt"/>
    </style:style>
    <style:style style:name="Footnote_5f_20_5f_Symbol" style:display-name="Footnote_20_Symbol" style:family="text"/>
    <style:style style:name="Heading_5f_5f_5f_20_5f_5f_5f_1_5f_5f_5f_20_5f_5f_5f_Char" style:display-name="Heading_5f_20_5f_1_5f_20_5f_Char" style:family="text">
      <style:text-properties style:font-name="Arial" fo:font-family="Arial" fo:font-size="20pt" style:font-name-asian="Arial" style:font-family-asian="Arial" style:font-name-complex="Arial" style:font-family-complex="Arial"/>
    </style:style>
    <style:style style:name="Heading_5f_5f_5f_20_5f_5f_5f_2_5f_5f_5f_20_5f_5f_5f_Char" style:display-name="Heading_5f_20_5f_2_5f_20_5f_Char" style:family="text">
      <style:text-properties style:font-name="Arial" fo:font-family="Arial" fo:font-size="17pt" style:font-name-asian="Arial" style:font-family-asian="Arial" style:font-name-complex="Arial" style:font-family-complex="Arial"/>
    </style:style>
    <style:style style:name="Heading_5f_5f_5f_20_5f_5f_5f_3_5f_5f_5f_20_5f_5f_5f_Char" style:display-name="Heading_5f_20_5f_3_5f_20_5f_Char" style:family="text">
      <style:text-properties style:font-name="Arial" fo:font-family="Arial" fo:font-size="15pt" style:font-name-asian="Arial" style:font-family-asian="Arial" style:font-name-complex="Arial" style:font-family-complex="Arial"/>
    </style:style>
    <style:style style:name="Heading_5f_5f_5f_20_5f_5f_5f_4_5f_5f_5f_20_5f_5f_5f_Char" style:display-name="Heading_5f_20_5f_4_5f_20_5f_Char" style:family="text">
      <style:text-properties style:font-name="Arial" fo:font-family="Arial" fo:font-size="13pt" fo:font-weight="bold" style:font-name-asian="Arial" style:font-family-asian="Arial" style:font-name-complex="Arial" style:font-family-complex="Arial"/>
    </style:style>
    <style:style style:name="Heading_5f_5f_5f_20_5f_5f_5f_5_5f_5f_5f_20_5f_5f_5f_Char" style:display-name="Heading_5f_20_5f_5_5f_20_5f_Char" style:family="text">
      <style:text-properties style:font-name="Arial" fo:font-family="Arial" fo:font-size="12pt" fo:font-weight="bold" style:font-name-asian="Arial" style:font-family-asian="Arial" style:font-name-complex="Arial" style:font-family-complex="Arial"/>
    </style:style>
    <style:style style:name="Heading_5f_5f_5f_20_5f_5f_5f_6_5f_5f_5f_20_5f_5f_5f_Char" style:display-name="Heading_5f_20_5f_6_5f_20_5f_Char" style:family="text">
      <style:text-properties style:font-name="Arial" fo:font-family="Arial" fo:font-size="11pt" fo:font-weight="bold" style:font-name-asian="Arial" style:font-family-asian="Arial" style:font-name-complex="Arial" style:font-family-complex="Arial"/>
    </style:style>
    <style:style style:name="Heading_5f_5f_5f_20_5f_5f_5f_7_5f_5f_5f_20_5f_5f_5f_Char" style:display-name="Heading_5f_20_5f_7_5f_20_5f_Char" style:family="text">
      <style:text-properties style:font-name="Arial" fo:font-family="Arial" fo:font-size="11pt" fo:font-style="italic" fo:font-weight="bold" style:font-name-asian="Arial" style:font-family-asian="Arial" style:font-name-complex="Arial" style:font-family-complex="Arial"/>
    </style:style>
    <style:style style:name="Heading_5f_5f_5f_20_5f_5f_5f_8_5f_5f_5f_20_5f_5f_5f_Char" style:display-name="Heading_5f_20_5f_8_5f_20_5f_Char" style:family="text">
      <style:text-properties style:font-name="Arial" fo:font-family="Arial" fo:font-size="11pt" fo:font-style="italic" style:font-name-asian="Arial" style:font-family-asian="Arial" style:font-name-complex="Arial" style:font-family-complex="Arial"/>
    </style:style>
    <style:style style:name="Heading_5f_5f_5f_20_5f_5f_5f_9_5f_5f_5f_20_5f_5f_5f_Char" style:display-name="Heading_5f_20_5f_9_5f_20_5f_Char" style:family="text">
      <style:text-properties style:font-name="Arial" fo:font-family="Arial" fo:font-size="10.5pt" fo:font-style="italic" style:font-name-asian="Arial" style:font-family-asian="Arial" style:font-name-complex="Arial" style:font-family-complex="Arial"/>
    </style:style>
    <style:style style:name="Title_5f_5f_5f_20_5f_5f_5f_Char" style:display-name="Title_5f_20_5f_Char" style:family="text">
      <style:text-properties fo:font-size="24pt"/>
    </style:style>
    <style:style style:name="Subtitle_5f_5f_5f_20_5f_5f_5f_Char" style:display-name="Subtitle_5f_20_5f_Char" style:family="text">
      <style:text-properties fo:font-size="12pt"/>
    </style:style>
    <style:style style:name="Quote_5f_5f_5f_20_5f_5f_5f_Char" style:display-name="Quote_5f_20_5f_Char" style:family="text">
      <style:text-properties fo:font-style="italic"/>
    </style:style>
    <style:style style:name="Intense_5f_5f_5f_20_5f_5f_5f_Quote_5f_5f_5f_20_5f_5f_5f_Char" style:display-name="Intense_5f_20_5f_Quote_5f_20_5f_Char" style:family="text">
      <style:text-properties fo:font-style="italic"/>
    </style:style>
    <style:style style:name="Header_5f_5f_5f_20_5f_5f_5f_Char" style:display-name="Header_5f_20_5f_Char" style:family="text"/>
    <style:style style:name="Footer_5f_5f_5f_20_5f_5f_5f_Char" style:display-name="Footer_5f_20_5f_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Internet_5f_20_5f_link" style:display-name="Internet_20_link" style:family="text">
      <style:text-properties fo:color="#0000ff" style:text-underline-style="solid" style:text-underline-width="auto" style:text-underline-color="font-color"/>
    </style:style>
    <style:style style:name="Internet_5f_5f_5f_20_5f_5f_5f_link" style:display-name="Internet_5f_20_5f_link" style:family="text">
      <style:text-properties fo:color="#0000ff" style:text-underline-style="solid" style:text-underline-width="auto" style:text-underline-color="font-color"/>
    </style:style>
    <style:style style:name="Footnote_5f_5f_5f_20_5f_5f_5f_Text_5f_5f_5f_20_5f_5f_5f_Char" style:display-name="Footnote_5f_20_5f_Text_5f_20_5f_Char" style:family="text">
      <style:text-properties fo:font-size="9pt"/>
    </style:style>
    <style:style style:name="Footnote_5f_5f_5f_20_5f_5f_5f_Symbol" style:display-name="Footnote_5f_20_5f_Symbol" style:family="text"/>
    <style:style style:name="Internet_5f_5f_5f_5f_5f_5f_5f_20_5f_5f_5f_5f_5f_5f_5f_link" style:display-name="Internet_5f_5f_5f_20_5f_5f_5f_link" style:family="text">
      <style:text-properties fo:color="#000080" style:text-underline-style="solid" style:text-underline-width="auto" style:text-underline-color="font-color"/>
    </style:style>
    <style:style style:name="Endnote_5f_5f_5f_20_5f_5f_5f_Symbol" style:display-name="Endnote_5f_20_5f_Symbol" style:family="text"/>
    <style:style style:name="Endnote_5f_5f_5f_20_5f_5f_5f_anchor" style:display-name="Endnote_5f_20_5f_anchor" style:family="text"/>
    <style:style style:name="Numbering_5f_5f_5f_20_5f_5f_5f_Symbols" style:display-name="Numbering_5f_20_5f_Symbols" style:family="text"/>
    <style:style style:name="Source_5f_20_5f_Text" style:display-name="Source_20_Text" style:family="text">
      <style:text-properties style:font-name="Courier New" fo:font-family="'Courier New'" style:font-name-asian="Courier New" style:font-family-asian="'Courier New'" style:font-name-complex="Courier New" style:font-family-complex="'Courier New'"/>
    </style:style>
    <style:style style:name="Numbering_5f_20_5f_Symbols" style:display-name="Numbering_20_Symbols" style:family="text"/>
    <style:style style:name="Default_20_Paragraph_20_Font" style:display-name="Default Paragraph Fon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footer>
        <text:p text:style-name="Footer">By: Anna Sophia Sommer, Daniel Pietschke, Esther Chevalier, Fabienne Kock, Sarah Greb</text:p>
      </style:footer>
    </style:master-page>
    <style:master-page style:name="MasterPage2" style:page-layout-name="Mpm1">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meta:creation-date>2019-07-14T11:36:01.15</meta:creation-date>
    <meta:editing-cycles>5</meta:editing-cycles>
    <meta:editing-duration>PT59M6S</meta:editing-duration>
    <dc:date>2019-07-14T13:38:04.049000000</dc:date>
    <meta:document-statistic meta:table-count="0" meta:image-count="0" meta:object-count="0" meta:page-count="5" meta:paragraph-count="59" meta:word-count="1932" meta:character-count="12327" meta:non-whitespace-character-count="10434"/>
  </office:meta>
</office:document-meta>
</file>